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rsid="0018f9d7" officeooo:paragraph-rsid="0018f9d7" style:text-blinking="false" fo:background-color="transparent"/>
    </style:style>
    <style:style style:name="P2" style:family="paragraph" style:parent-style-name="Text_20_body">
      <style:text-properties officeooo:rsid="0018f9d7" officeooo:paragraph-rsid="0018f9d7"/>
    </style:style>
    <style:style style:name="P3" style:family="paragraph" style:parent-style-name="Text_20_body">
      <style:text-properties officeooo:paragraph-rsid="0018f9d7"/>
    </style:style>
    <style:style style:name="P4" style:family="paragraph" style:parent-style-name="Text_20_body">
      <style:text-properties officeooo:rsid="001ba8da" officeooo:paragraph-rsid="001ba8da"/>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Preformatted_20_Text">
      <style:text-properties officeooo:rsid="0018f9d7" officeooo:paragraph-rsid="0018f9d7"/>
    </style:style>
    <style:style style:name="T1" style:family="text">
      <style:text-properties fo:font-style="normal" officeooo:rsid="0019f529" style:font-style-asian="normal" style:font-style-complex="normal"/>
    </style:style>
    <style:style style:name="T2" style:family="text">
      <style:text-properties fo:font-style="normal" officeooo:rsid="001d6ce7" style:font-style-asian="normal" style:font-style-complex="normal"/>
    </style:style>
    <style:style style:name="T3" style:family="text">
      <style:text-properties fo:font-style="normal" officeooo:rsid="001e0e07" style:font-style-asian="normal" style:font-style-complex="normal"/>
    </style:style>
    <style:style style:name="T4" style:family="text">
      <style:text-properties fo:font-style="normal" officeooo:rsid="001f9305" style:font-style-asian="normal" style:font-style-complex="normal"/>
    </style:style>
    <style:style style:name="T5" style:family="text">
      <style:text-properties fo:font-style="italic" officeooo:rsid="0019f529" style:font-style-asian="italic" style:font-style-complex="italic"/>
    </style:style>
    <style:style style:name="T6" style:family="text">
      <style:text-properties fo:font-style="italic" officeooo:rsid="001c3a10" style:font-style-asian="italic" style:font-style-complex="italic"/>
    </style:style>
    <style:style style:name="T7" style:family="text">
      <style:text-properties fo:font-style="italic" officeooo:rsid="001d6ce7" style:font-style-asian="italic" style:font-style-complex="italic"/>
    </style:style>
    <style:style style:name="T8" style:family="text">
      <style:text-properties fo:font-style="italic" officeooo:rsid="001e0e07" style:font-style-asian="italic" style:font-style-complex="italic"/>
    </style:style>
    <style:style style:name="T9" style:family="text">
      <style:text-properties fo:font-style="italic" officeooo:rsid="001f9305" style:font-style-asian="italic" style:font-style-complex="italic"/>
    </style:style>
    <style:style style:name="T10" style:family="text">
      <style:text-properties officeooo:rsid="0019f529"/>
    </style:style>
    <style:style style:name="T11" style:family="text">
      <style:text-properties officeooo:rsid="001c3a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c5a8b3e-141d-9c67-34aa-271800936de7"/>Introduction</text:p>
      <text:p text:style-name="Text_20_body"/>
      <text:p text:style-name="P2">Het genieten van een goede opleiding is voor velen va<text:span text:style-name="T10">n </text:span>groot belang. Voor het vinden van de opleiding met de hoogste kwaliteit kijkt men vaak naar de status van de universiteit waar deze aangeboden wordt. <text:span text:style-name="T10">Er zijn echter veel aspecten waarop een universiteit in kwaliteir beoordeeld kan worden, en het is mogelijk dat niet alles een directe invloed heeft op het niveau van de opleidingen die een instituut aanbiedt. In dit onderzoek zal gekeken worden naar de invloed van de scores van verscheidene aspecten op de uiteindelijke </text:span><text:span text:style-name="T5">ranking </text:span><text:span text:style-name="T1">van een universiteit. Deze scores zijn</text:span><text:span text:style-name="T10"> verkregen van de Times Higher Education World University Rankings (REFERENTIE), van de jaren 2016, 2017 en 2018. De vraag is of er specifieke factoren zijn die een sterke invloed uitoefenen op de uiteindelijke kwaliteit van een universiteit. Door middel van diepgaande data-analyse zal er vanuit de verkregen scores naar mogelijke verbanden worden gezocht, om deze uiteindelijk grafisch duidelijk weer te geven, zodat de resultaten leesbaar zijn, ongeacht de educatieve achtergrond van de lezer. HYPOTHESE. VERWACHTINGEN.</text:span></text:p>
      <text:p text:style-name="P2"/>
      <text:p text:style-name="P4">Methode</text:p>
      <text:p text:style-name="P4"/>
      <text:p text:style-name="P4">De data die gebruikt is in dit onderzoek is verkregen van de website <text:s/><text:span text:style-name="T10">van de Times Higher Education World University Rankings (REFERENTIE</text:span>). Op deze website staat voor elk jaar vanaf 201<text:span text:style-name="T11">1</text:span> een ranglijst met ‘s werelds top <text:span text:style-name="T11">universiteiten. Voor dit onderzoek is er alleen gekeken naar de scores van de jaren 2016, 2017 en 2018, om zo relevant mogelijke resultaten te kunnen geven. Voor het </text:span><text:span text:style-name="T6">scrapen </text:span><text:span text:style-name="T2">van de data werd er gebruik gemaakt van de Python</text:span><text:span text:style-name="T7"> requests package. </text:span><text:span text:style-name="T2">Het opgevraagde HTML-bestand bevatte echter niet de benodigde tabel, aangezien deze interacrief door JavaScript werd geladen. Er is vervolgens een </text:span><text:span text:style-name="T7">webdriver </text:span><text:span text:style-name="T2">gebruikt om de tabel uit te lezen en zo de relevante data te </text:span><text:span text:style-name="T7">scrapen</text:span><text:span text:style-name="T2">. <text:line-break/></text:span><text:span text:style-name="T3">De verkregen data was echter incompleet. In de kolommen “</text:span><text:span text:style-name="T8">overall score</text:span><text:span text:style-name="T3">”, “</text:span><text:span text:style-name="T8">industry score</text:span><text:span text:style-name="T3">”, “</text:span><text:span text:style-name="T8">international students</text:span><text:span text:style-name="T3">” en “</text:span><text:span text:style-name="T8">female/male ratio</text:span><text:span text:style-name="T3">” misten meerdere waarden, waardoor deze onbruikbaar werden. Om deze data toch te kunnen gebruiken zijn deze waarden ingevuld door middel van een </text:span><text:span text:style-name="T8">machine learning</text:span><text:span text:style-name="T3"> algoritme (REFERENTIE APPENDIX). Dit algoritme nam 80 procent can de bestaande datapunten en heeft daaruit een zo precies mogelijke voorspelling gedaan voor de missende waarden. De resterende 20 procent is als testdata voor het algoritme gebruikt. </text:span><text:span text:style-name="T4">De kolommen “</text:span><text:span text:style-name="T9">overall score</text:span><text:span text:style-name="T4">” en “</text:span><text:span text:style-name="T9">industry score</text:span><text:span text:style-name="T4">” hadden een accuratie van 98.8 en 50 procent, repectievelijk. Deze data is als correct beschouwd, en gebruikt in het resterende onderzoek. De “f</text:span><text:span text:style-name="T9">emale/male ratio</text:span><text:span text:style-name="T4">” bleek slechts 15 procent accuraat, en de verkregen data is dan ook niet gebruikt. Voor deze kolom is uiteindelijk de gemiddelde man/vrouw verdeling van alle universiteiten per land genomen voor elke universiteit waar deze data miste. Voor de kolom “international students” is gekozen om de missende datapunten in te vullen als 0, vanwege het vermoeden dat er simpelweg geen internationale studenten aan deze universiteiten studeerden in de betreffende jaren. Dit is een uiterst onnauwkeurige oplossing, en hier is dan ook rekening mee gehouden in de resultaten.</text:span></text:p>
      <text:p text:style-name="P2"/>
      <text:p text:style-name="P2"><text:soft-page-break/></text:p>
      <text:p text:style-name="P3"/>
      <text:p text:style-name="P5">oor de kolom “female/male ratio” had de classifier, met een accuratie van maar 10-15%, moeite. Hierdoor kozen we om het gemiddelde te nemen van het land waar de universiteit met het missende ‘ female/male ratio’-datapunt zich in bevond.  Hierna miste alleen nog datapunten in de kolom “percent international students”. Hier vulden we de waarde 0 in voor alle missende datapunten, dit omdat we vermoeden dat een missend datapunt betekende dat er 0 buitenlandse studenten waren in het gegeven jaa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20:16:38.880056590</meta:creation-date>
    <dc:date>2018-06-18T21:23:13.661831750</dc:date>
    <meta:editing-duration>PT22M23S</meta:editing-duration>
    <meta:editing-cycles>3</meta:editing-cycles>
    <meta:generator>LibreOffice/5.1.6.2$Linux_X86_64 LibreOffice_project/10m0$Build-2</meta:generator>
    <meta:document-statistic meta:table-count="0" meta:image-count="0" meta:object-count="0" meta:page-count="2" meta:paragraph-count="5" meta:word-count="558" meta:character-count="3618" meta:non-whitespace-character-count="3062"/>
  </office:meta>
</office:document-meta>
</file>